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03/19/2011</text:date>, <text:time>18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9T18:00:45</dc:date>
    <meta:editing-duration>PT15H09M55S</meta:editing-duration>
    <meta:editing-cycles>69</meta:editing-cycles>
    <meta:generator>OpenOffice.org/3.2$Unix OpenOffice.org_project/320m12$Build-9483</meta:generator>
    <dc:creator>Tyler Hayes</dc:creator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